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1">
      <style:paragraph-properties fo:text-align="center" style:justify-single-word="false"/>
    </style:style>
    <style:style style:name="T1" style:family="text">
      <style:text-properties fo:color="#1a1a1a" style:font-name="Liberation Serif"/>
    </style:style>
    <style:style style:name="T2" style:family="text">
      <style:text-properties fo:color="#1a1a1a" style:font-name="Liberation Serif" fo:font-style="italic" style:font-style-asian="italic" style:font-style-complex="italic"/>
    </style:style>
    <style:style style:name="T3" style:family="text">
      <style:text-properties fo:color="#1a1a1a" style:font-name="Liberation Serif" fo:font-weight="bold" style:font-weight-asian="bold" style:font-weight-complex="bold"/>
    </style:style>
    <style:style style:name="T4" style:family="text">
      <style:text-properties fo:color="#1a1a1a" style:font-name="Liberation Serif"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eletype"><text:span text:style-name="T4"/></text:span></text:p>
      <text:p text:style-name="Standard"><text:span text:style-name="Teletype"><text:span text:style-name="T1"/></text:span></text:p>
      <text:p text:style-name="Standard"><text:span text:style-name="Teletype"><text:span text:style-name="T3">1er Concurso de Ensayo Libre</text:span></text:span></text:p>
      <text:p text:style-name="Standard"><text:span text:style-name="Teletype"><text:span text:style-name="T1"/></text:span></text:p>
      <text:p text:style-name="P1"><text:span text:style-name="Teletype"><text:span text:style-name="T1">El </text:span></text:span><text:span text:style-name="Teletype"><text:span text:style-name="T2">Concurso de Ensayos Libres</text:span></text:span><text:span text:style-name="Teletype"><text:span text:style-name="T1"> hace parte de un proyecto denominado </text:span></text:span><text:span text:style-name="Teletype"><text:span text:style-name="T2">Cultura Libre</text:span></text:span><text:span text:style-name="Teletype"><text:span text:style-name="T1"> que se realiza en marco del Congreso Nacional de Software Libre y esta Constituido por el Festival de Poesía Hacker y el Concurso de Ensayos Libres.</text:span></text:span></text:p>
      <text:p text:style-name="Standard"><text:span text:style-name="Teletype"><text:span text:style-name="T1"/></text:span></text:p>
      <text:p text:style-name="Standard"><text:span text:style-name="Teletype"><text:span text:style-name="T1">El 7mo Congreso Nacional de Software Libre y Proyecto GNU convoca al </text:span></text:span><text:span text:style-name="Teletype"><text:span text:style-name="T2">1er Concurso de Ensayos Libres</text:span></text:span><text:span text:style-name="Teletype"><text:span text:style-name="T1">. </text:span></text:span></text:p>
      <text:p text:style-name="Standard"><text:span text:style-name="Teletype"><text:span text:style-name="T1"/></text:span></text:p>
      <text:p text:style-name="Standard"><text:span text:style-name="Teletype"><text:span text:style-name="T1">Esta vez le haremos un hack a la mente con el </text:span></text:span><text:span text:style-name="Teletype"><text:span text:style-name="T2">1er Concurso de Ensayos Libres</text:span></text:span><text:span text:style-name="Teletype"><text:span text:style-name="T1">, que instale y configure colectivamente un espacio que responda a los nuevos retos y al mismo tiempo redefina los alcances del Software Libre y la Cultura Libre.</text:span></text:span></text:p>
      <text:p text:style-name="Standard"><text:span text:style-name="Teletype"><text:span text:style-name="T1"/></text:span></text:p>
      <text:p text:style-name="Standard"><text:span text:style-name="Teletype"><text:span text:style-name="T3">Bases</text:span></text:span></text:p>
      <text:p text:style-name="Standard"><text:span text:style-name="Teletype"><text:span text:style-name="T1"/></text:span></text:p>
      <text:list xml:id="list686619773" text:style-name="L1">
        <text:list-item>
          <text:p text:style-name="P4"><text:span text:style-name="Teletype"><text:span text:style-name="T1">Los ensayos deben ser liberados bajo una licencia libre, que garantice la libertad de compartir la obra, como la Cretive Commons CC-BY-SA (no tadas las CC poseen derecho de copia) o la GFDL, recomendamos el uso de <text:s/>(CC BY-SA 3.0) (Atribución-CompartirIgual 3.0). El tema del ensayo no es libre, el hilo argumentativo deberá ceñirse a la siguiente premisa: </text:span></text:span></text:p>
        </text:list-item>
      </text:list>
      <text:p text:style-name="Standard"><text:span text:style-name="Teletype"><text:span text:style-name="T1"/></text:span></text:p>
      <text:list xml:id="list989557890" text:continue-numbering="true" text:style-name="L1">
        <text:list-header>
          <text:p text:style-name="P5"><text:span text:style-name="Teletype"><text:span text:style-name="T2">Queremos ser Libres, ¿Que nos detiene?</text:span></text:span></text:p>
          <text:p text:style-name="P2"><text:span text:style-name="Teletype"><text:span text:style-name="T1"/></text:span></text:p>
        </text:list-header>
        <text:list-item>
          <text:p text:style-name="P2"><text:span text:style-name="Teletype"><text:span text:style-name="T1">El ensayo no debe poseer menos de 4 cuartillas ni exceder las 10. Una cuartilla está compuesta aproximadamente por 30 líneas.</text:span></text:span></text:p>
        </text:list-item>
        <text:list-item>
          <text:p text:style-name="P2"><text:span text:style-name="Teletype"><text:span text:style-name="T1">El periodo de recepción finalizará el 02 de Julio de 2011. </text:span></text:span></text:p>
        </text:list-item>
        <text:list-item>
          <text:p text:style-name="P2"><text:span text:style-name="Teletype"><text:span text:style-name="T1">Podrán participar personas residentes en Venezuela o en el exterior.</text:span></text:span></text:p>
        </text:list-item>
        <text:list-item>
          <text:p text:style-name="P2"><text:span text:style-name="Teletype"><text:span text:style-name="T1">Los ensayos deben ser inéditos.</text:span></text:span></text:p>
        </text:list-item>
        <text:list-item>
          <text:p text:style-name="P2"><text:span text:style-name="Teletype"><text:span text:style-name="T1">No podrán participar miembros del jurado.</text:span></text:span></text:p>
        </text:list-item>
        <text:list-item>
          <text:p text:style-name="P2"><text:span text:style-name="Teletype"><text:span text:style-name="T1">Se deben enviar los ensayos por correo electrónico a la dirección xxxx@xxxx.org.ve en formato PDF, recibirá una confirmación por el mismo medio.</text:span></text:span></text:p>
        </text:list-item>
      </text:list>
      <text:p text:style-name="Standard"><text:span text:style-name="Teletype"><text:span text:style-name="T1"/></text:span></text:p>
      <text:p text:style-name="Standard"><text:span text:style-name="Teletype"><text:span text:style-name="T3">Jurado</text:span></text:span></text:p>
      <text:p text:style-name="Standard"><text:span text:style-name="Teletype"><text:span text:style-name="T1"/></text:span></text:p>
      <text:p text:style-name="P1"><text:span text:style-name="Teletype"><text:span text:style-name="T1">El jurado estará conformado por el equipo organizador de Congreso Nacional de Software Libre Caracas, los miembros de otros equipos organizadores podrán participar solo si se notifica al equipo de Caracas antes del cierre de la recepción de los trabajos, además, podrán participar como jurado aquellos que lo soliciten habiendo demostrado ser miembros activos de alguna comunidad de software libre y votados por el equipo organizador de Caracas por mayoría simple. </text:span></text:span></text:p>
      <text:p text:style-name="Standard"><text:span text:style-name="Teletype"><text:span text:style-name="T1"/></text:span></text:p>
      <text:p text:style-name="P1"><text:span text:style-name="Teletype"><text:span text:style-name="T1">El resultado se conocerá en el cierre del 7mo Congreso Nacional de Software Libre celebrado en Caracas. Lo no previsto en las bases para el concurso será decidido por el jurado por mayoría simple.</text:span></text:span></text:p>
      <text:p text:style-name="Standard"><text:span text:style-name="Teletype"><text:span text:style-name="T1"/></text:span></text:p>
      <text:p text:style-name="Standard"><text:span text:style-name="Teletype"><text:span text:style-name="T1">No esta previsto retribución alguna para la ganadora o el ganad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Condensed" style:font-size-asian="18pt" style:font-weight-asian="bold" style:font-name-complex="FreeSans" style:font-size-complex="18pt" style:font-weight-complex="bold"/>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5T12:49:48</meta:creation-date>
    <dc:date>2011-05-01T14:58:39</dc:date>
    <meta:editing-duration>PT9H8M19S</meta:editing-duration>
    <meta:editing-cycles>13</meta:editing-cycles>
    <meta:generator>LibreOffice/3.3$Unix LibreOffice_project/330m19$Build-202</meta:generator>
    <dc:creator>omerta </dc:creator>
    <meta:document-statistic meta:table-count="0" meta:image-count="0" meta:object-count="0" meta:page-count="1" meta:paragraph-count="17" meta:word-count="369" meta:character-count="2204"/>
  </office:meta>
</office:document-meta>
</file>